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694" officeooo:paragraph-rsid="001db694"/>
    </style:style>
    <style:style style:name="P2" style:family="paragraph" style:parent-style-name="Standard">
      <style:text-properties officeooo:rsid="001e868b" officeooo:paragraph-rsid="001e868b"/>
    </style:style>
    <style:style style:name="P3" style:family="paragraph" style:parent-style-name="Standard">
      <style:text-properties officeooo:rsid="00202867" officeooo:paragraph-rsid="00202867"/>
    </style:style>
    <style:style style:name="P4" style:family="paragraph" style:parent-style-name="Standard">
      <style:text-properties officeooo:paragraph-rsid="001db694"/>
    </style:style>
    <style:style style:name="P5" style:family="paragraph" style:parent-style-name="Standard">
      <style:text-properties officeooo:rsid="0021dc8e" officeooo:paragraph-rsid="0021dc8e"/>
    </style:style>
    <style:style style:name="P6" style:family="paragraph" style:parent-style-name="Standard">
      <style:text-properties officeooo:rsid="002433b9" officeooo:paragraph-rsid="002433b9"/>
    </style:style>
    <style:style style:name="P7" style:family="paragraph" style:parent-style-name="Standard">
      <style:text-properties officeooo:rsid="0025bcb2" officeooo:paragraph-rsid="0025bcb2"/>
    </style:style>
    <style:style style:name="P8" style:family="paragraph" style:parent-style-name="Standard">
      <style:text-properties officeooo:rsid="00276060" officeooo:paragraph-rsid="00276060"/>
    </style:style>
    <style:style style:name="P9" style:family="paragraph" style:parent-style-name="Standard">
      <style:text-properties officeooo:rsid="00288fca" officeooo:paragraph-rsid="00288fca"/>
    </style:style>
    <style:style style:name="P10" style:family="paragraph" style:parent-style-name="Standard">
      <style:text-properties officeooo:rsid="002a638a" officeooo:paragraph-rsid="002a638a"/>
    </style:style>
    <style:style style:name="P11" style:family="paragraph" style:parent-style-name="Standard">
      <style:text-properties officeooo:rsid="002bdb00" officeooo:paragraph-rsid="002bdb00"/>
    </style:style>
    <style:style style:name="P12" style:family="paragraph" style:parent-style-name="Standard">
      <style:text-properties officeooo:rsid="002e8391" officeooo:paragraph-rsid="002e8391"/>
    </style:style>
    <style:style style:name="P13" style:family="paragraph" style:parent-style-name="Standard">
      <style:text-properties officeooo:rsid="002f823f" officeooo:paragraph-rsid="002f823f"/>
    </style:style>
    <style:style style:name="P14" style:family="paragraph" style:parent-style-name="Standard">
      <style:text-properties officeooo:rsid="0031225b" officeooo:paragraph-rsid="0031225b"/>
    </style:style>
    <style:style style:name="P15" style:family="paragraph" style:parent-style-name="Standard">
      <style:text-properties officeooo:rsid="0031f0f5" officeooo:paragraph-rsid="0031f0f5"/>
    </style:style>
    <style:style style:name="P16" style:family="paragraph" style:parent-style-name="Standard">
      <style:text-properties officeooo:rsid="00370fe6" officeooo:paragraph-rsid="00370fe6"/>
    </style:style>
    <style:style style:name="P17" style:family="paragraph" style:parent-style-name="Standard">
      <style:text-properties fo:font-weight="bold" officeooo:rsid="00331a48" officeooo:paragraph-rsid="00331a48" style:font-weight-asian="bold" style:font-weight-complex="bold"/>
    </style:style>
    <style:style style:name="P18" style:family="paragraph" style:parent-style-name="Standard">
      <style:text-properties fo:font-weight="bold" officeooo:rsid="0031225b" officeooo:paragraph-rsid="0031225b" style:font-weight-asian="bold" style:font-weight-complex="bold"/>
    </style:style>
    <style:style style:name="P19" style:family="paragraph" style:parent-style-name="Standard">
      <style:text-properties fo:font-style="italic" officeooo:rsid="003ab9db" officeooo:paragraph-rsid="003ab9db" style:font-style-asian="italic" style:font-style-complex="italic"/>
    </style:style>
    <style:style style:name="P20" style:family="paragraph" style:parent-style-name="Standard">
      <style:text-properties fo:font-style="italic" officeooo:rsid="003c844b" officeooo:paragraph-rsid="003c844b" style:font-style-asian="italic" style:font-style-complex="italic"/>
    </style:style>
    <style:style style:name="P21" style:family="paragraph" style:parent-style-name="Standard">
      <style:text-properties fo:font-weight="normal" officeooo:rsid="003c844b" officeooo:paragraph-rsid="003c844b" style:font-weight-asian="normal" style:font-weight-complex="normal"/>
    </style:style>
    <style:style style:name="P22" style:family="paragraph" style:parent-style-name="Text_20_body">
      <style:paragraph-properties fo:margin-left="0in" fo:margin-right="0in" fo:margin-top="0.1in" fo:margin-bottom="0.1in" style:contextual-spacing="false" fo:orphans="2" fo:widows="2" fo:text-indent="0in" style:auto-text-indent="false"/>
      <style:text-properties fo:font-variant="normal" fo:text-transform="none" fo:color="#2d3b45" loext:opacity="100%" style:font-name="Lato Extended" fo:font-size="9.60000038146973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04be"/>
    </style:style>
    <style:style style:name="T3" style:family="text">
      <style:text-properties officeooo:rsid="001db694"/>
    </style:style>
    <style:style style:name="T4" style:family="text">
      <style:text-properties officeooo:rsid="00227315"/>
    </style:style>
    <style:style style:name="T5" style:family="text">
      <style:text-properties officeooo:rsid="0028275c"/>
    </style:style>
    <style:style style:name="T6" style:family="text">
      <style:text-properties officeooo:rsid="00368a6a"/>
    </style:style>
    <style:style style:name="T7" style:family="text">
      <style:text-properties fo:font-weight="bold" officeooo:rsid="001db694" style:font-weight-asian="bold" style:font-weight-complex="bold"/>
    </style:style>
    <style:style style:name="T8" style:family="text">
      <style:text-properties officeooo:rsid="003c844b"/>
    </style:style>
    <style:style style:name="T9" style:family="text">
      <style:text-properties officeooo:rsid="003eb018"/>
    </style:style>
    <style:style style:name="T10" style:family="text">
      <style:text-properties officeooo:rsid="00402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F</text:span>irst, construct a detailed description of the text's Land Yacht, including page numbers. You must include at least twenty details. You may quote or paraphrase the details.</text:p>
      <text:p text:style-name="P22">Second, construct a detailed description of Burton's Airstream, including page numbers. You must include at least twenty details. You may quote or paraphrase the details.</text:p>
      <text:p text:style-name="P22">Third, compare the way that these two vehicles express something about the novel's characters, timelines, sociopolitical dimensions, or something else!</text:p>
      <text:p text:style-name="P22">You will submit these three paragraphs online before next class period.</text:p>
      <text:p text:style-name="P22">--Finally, DRAW the land yacht. Points will be given for this as well. Do your best work. Bring your picture to class. It must be <text:span text:style-name="T1">your work</text:span>.</text:p>
      <text:p text:style-name="P2"/>
      <text:p text:style-name="P2">Land Yacht:</text:p>
      <text:p text:style-name="P4"><text:span text:style-name="T7">14 Mourning Jet (Gibson 50</text:span><text:span text:style-name="T3">)</text:span></text:p>
      <text:p text:style-name="P12">16 Lego (Gibson 57)</text:p>
      <text:p text:style-name="P2">20 Polt ( Gibson 75)</text:p>
      <text:p text:style-name="P13">24 Anathema (<text:span text:style-name="T10">Gibson </text:span>90)</text:p>
      <text:p text:style-name="P2">30 Hermes (Gibson 124)</text:p>
      <text:p text:style-name="P3">36 In Spite of Everything ( Gibson 152)</text:p>
      <text:p text:style-name="P5">42 Body Language (Gibson <text:span text:style-name="T4">178)</text:span></text:p>
      <text:p text:style-name="P16">49 The Sounds He Made (Gibson 208)</text:p>
      <text:p text:style-name="P6">62 Not Expected (Gibson 255)</text:p>
      <text:p text:style-name="P19">78 <text:span text:style-name="T8">Frontierland </text:span><text:span text:style-name="T10">(Gibson 317)</text:span></text:p>
      <text:p text:style-name="P7">82 T<text:span text:style-name="T5">he Nastiness (</text:span><text:span text:style-name="T10">Gibson </text:span><text:span text:style-name="T5">335)</text:span></text:p>
      <text:p text:style-name="P20">85 Future People <text:span text:style-name="T9">(</text:span><text:span text:style-name="T10">Gibson </text:span><text:span text:style-name="T9">347)</text:span></text:p>
      <text:p text:style-name="P9">90 Metric of Caution (<text:span text:style-name="T10">Gibson </text:span>367)</text:p>
      <text:p text:style-name="P10">97 Convoy (<text:span text:style-name="T10">Gibson </text:span>399)</text:p>
      <text:p text:style-name="P11">98 Bicentennial (<text:span text:style-name="T10">Gibson </text:span>403)</text:p>
      <text:p text:style-name="P11">100 Back Here (<text:span text:style-name="T10">Gibson </text:span>412)</text:p>
      <text:p text:style-name="P11">106 Buttholeville (<text:span text:style-name="T10">Gibson </text:span>432)</text:p>
      <text:p text:style-name="P1">112. To Farrington (Gibson 446)</text:p>
      <text:p text:style-name="P1"/>
      <text:p text:style-name="P8">Airstream</text:p>
      <text:p text:style-name="P18">1 The Haptics (Gibson 1)</text:p>
      <text:p text:style-name="P21">13 Easy Ice (Gibson 53)</text:p>
      <text:p text:style-name="P14">41 Zero (Gibson <text:span text:style-name="T6">172)</text:span></text:p>
      <text:p text:style-name="P14">43 ‘Sploding (Gibson 185)</text:p>
      <text:p text:style-name="P14">45 Up There (Gibson 190)</text:p>
      <text:p text:style-name="P14">51 Tango Hotel Soldier Shit (Gibson 216)</text:p>
      <text:p text:style-name="P14">55 Complicated (Gibson 231)</text:p>
      <text:p text:style-name="P15">57 Good China ( Gibson 241)</text:p>
      <text:p text:style-name="P15">63 Threw Up (Gibson 260)</text:p>
      <text:p text:style-name="P17">100 Back Here (Gibson 411)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4:08:04.797000000</meta:creation-date>
    <dc:date>2023-03-16T15:06:02.567000000</dc:date>
    <meta:editing-duration>PT57M49S</meta:editing-duration>
    <meta:editing-cycles>25</meta:editing-cycles>
    <meta:generator>LibreOffice/7.4.4.2$Windows_X86_64 LibreOffice_project/85569322deea74ec9134968a29af2df5663baa21</meta:generator>
    <meta:print-date>2023-03-16T15:06:16.530000000</meta:print-date>
    <meta:document-statistic meta:table-count="0" meta:image-count="0" meta:object-count="0" meta:page-count="1" meta:paragraph-count="35" meta:word-count="253" meta:character-count="1481" meta:non-whitespace-character-count="1264"/>
  </office:meta>
</office:document-meta>
</file>